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94bd5e" draw:textarea-horizontal-align="center" draw:textarea-vertical-align="middle"/>
    </style:style>
    <style:style style:name="gr3" style:family="graphic" style:parent-style-name="standard">
      <style:graphic-properties draw:fill="solid" draw:fill-color="#e6e64c" draw:textarea-horizontal-align="center" draw:textarea-vertical-align="middle"/>
    </style:style>
    <style:style style:name="gr4" style:family="graphic" style:parent-style-name="standard">
      <style:graphic-properties draw:fill="solid" draw:fill-color="#e6e6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ffcc99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6pt" style:font-size-asian="18pt" style:font-size-complex="18pt"/>
    </style:style>
    <style:style style:name="T1" style:family="text">
      <style:text-properties fo:font-size="6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id="id2" draw:layer="layout" svg:width="4.723cm" svg:height="3.148cm" svg:x="4.263cm" svg:y="2.548cm">
          <draw:glue-point draw:id="4" svg:x="-1.458cm" svg:y="5cm"/>
          <draw:glue-point draw:id="5" svg:x="1.458cm" svg:y="5cm"/>
          <text:p/>
        </draw:rect>
        <draw:rect draw:style-name="gr2" draw:text-style-name="P1" draw:layer="layout" svg:width="2.351cm" svg:height="1.567cm" svg:x="6.155cm" svg:y="3.687cm">
          <text:p text:style-name="P1">Java</text:p>
        </draw:rect>
        <draw:rect draw:style-name="gr3" draw:text-style-name="P1" draw:id="id1" draw:layer="layout" svg:width="3.638cm" svg:height="2.425cm" svg:x="12.106cm" svg:y="2.904cm">
          <text:p text:style-name="P1">GPS</text:p>
        </draw:rect>
        <draw:rect draw:style-name="gr4" draw:text-style-name="P1" draw:id="id3" draw:layer="layout" svg:width="3.638cm" svg:height="2.425cm" svg:x="4.724cm" svg:y="8.365cm">
          <draw:glue-point draw:id="4" svg:x="-1.566cm" svg:y="-4.997cm"/>
          <draw:glue-point draw:id="5" svg:x="1.968cm" svg:y="-4.997cm"/>
          <text:p text:style-name="P1">SMS</text:p>
        </draw:rect>
        <draw:connector draw:style-name="gr5" draw:text-style-name="P1" draw:layer="layout" draw:type="line" svg:x1="12.106cm" svg:y1="4.116cm" svg:x2="8.986cm" svg:y2="4.122cm" draw:start-shape="id1" draw:start-glue-point="3" draw:end-shape="id2" draw:end-glue-point="1" svg:d="m12106 4116-3120 6">
          <text:p/>
        </draw:connector>
        <draw:connector draw:style-name="gr5" draw:text-style-name="P1" draw:layer="layout" draw:type="line" svg:x1="5.974cm" svg:y1="8.366cm" svg:x2="5.936cm" svg:y2="5.696cm" draw:start-shape="id3" draw:start-glue-point="4" draw:end-shape="id2" draw:end-glue-point="4" svg:d="m5974 8366-38-2670">
          <text:p/>
        </draw:connector>
        <draw:connector draw:style-name="gr5" draw:text-style-name="P1" draw:layer="layout" draw:type="line" svg:x1="7.312cm" svg:y1="5.696cm" svg:x2="7.258cm" svg:y2="8.366cm" draw:start-shape="id2" draw:start-glue-point="5" draw:end-shape="id3" draw:end-glue-point="5" svg:d="m7312 5696-54 2670">
          <text:p/>
        </draw:connector>
        <draw:rect draw:style-name="gr6" draw:text-style-name="P2" draw:layer="layout" svg:width="2.536cm" svg:height="0.33cm" svg:x="5.273cm" svg:y="2.548cm">
          <text:p text:style-name="P1"><text:span text:style-name="T1">Siemens TC65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Vitaliy Cherkashin</meta:initial-creator>
    <meta:creation-date>2009-05-05T09:21:43.70</meta:creation-date>
    <dc:date>2009-05-05T14:13:12.92</dc:date>
    <dc:creator>Vitaliy Cherkashin</dc:creator>
    <meta:editing-duration>PT04H51M29S</meta:editing-duration>
    <meta:editing-cycles>1</meta:editing-cycles>
    <meta:document-statistic meta:object-count="8"/>
    <meta:generator>OpenOffice.org/3.0$Win32 OpenOffice.org_project/300m9$Build-9358</meta:generator>
  </office:meta>
</office:document-meta>
</file>